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a948" officeooo:paragraph-rsid="0013a948"/>
    </style:style>
    <style:style style:name="P2" style:family="paragraph" style:parent-style-name="Standard">
      <style:text-properties officeooo:rsid="0015c9b0" officeooo:paragraph-rsid="0015c9b0"/>
    </style:style>
    <style:style style:name="P3" style:family="paragraph" style:parent-style-name="Standard">
      <style:text-properties officeooo:rsid="00160587" officeooo:paragraph-rsid="00160587"/>
    </style:style>
    <style:style style:name="P4" style:family="paragraph" style:parent-style-name="Standard">
      <style:text-properties fo:font-weight="bold" officeooo:rsid="0015c9b0" officeooo:paragraph-rsid="0015c9b0" style:font-weight-asian="bold" style:font-weight-complex="bold"/>
    </style:style>
    <style:style style:name="P5" style:family="paragraph" style:parent-style-name="Standard">
      <style:text-properties fo:font-weight="bold" officeooo:rsid="00167df4" officeooo:paragraph-rsid="00167df4" style:font-weight-asian="bold" style:font-weight-complex="bold"/>
    </style:style>
    <style:style style:name="P6" style:family="paragraph" style:parent-style-name="Standard">
      <style:text-properties fo:font-weight="bold" officeooo:rsid="0017791e" officeooo:paragraph-rsid="0017791e" style:font-weight-asian="bold" style:font-weight-complex="bold"/>
    </style:style>
    <style:style style:name="P7" style:family="paragraph" style:parent-style-name="Standard">
      <style:text-properties fo:font-weight="normal" officeooo:rsid="00167df4" officeooo:paragraph-rsid="00167df4" style:font-weight-asian="normal" style:font-weight-complex="normal"/>
    </style:style>
    <style:style style:name="P8" style:family="paragraph" style:parent-style-name="Standard">
      <style:text-properties fo:font-weight="normal" officeooo:rsid="00191c10" officeooo:paragraph-rsid="00191c10" style:font-weight-asian="normal" style:font-weight-complex="normal"/>
    </style:style>
    <style:style style:name="P9" style:family="paragraph" style:parent-style-name="Standard">
      <style:text-properties officeooo:rsid="001ba86d" officeooo:paragraph-rsid="001ba86d"/>
    </style:style>
    <style:style style:name="P10" style:family="paragraph" style:parent-style-name="Standard">
      <style:text-properties officeooo:rsid="001c7fbc" officeooo:paragraph-rsid="001c7fbc"/>
    </style:style>
    <style:style style:name="P11" style:family="paragraph" style:parent-style-name="Standard">
      <style:paragraph-properties fo:break-before="page"/>
      <style:text-properties officeooo:rsid="001c7fbc" officeooo:paragraph-rsid="001c7fbc"/>
    </style:style>
    <style:style style:name="P12" style:family="paragraph" style:parent-style-name="Standard">
      <style:text-properties officeooo:rsid="001ba86d" officeooo:paragraph-rsid="0019d0d4"/>
    </style:style>
    <style:style style:name="T1" style:family="text">
      <style:text-properties officeooo:rsid="00157493"/>
    </style:style>
    <style:style style:name="T2" style:family="text">
      <style:text-properties officeooo:rsid="0017791e"/>
    </style:style>
    <style:style style:name="T3" style:family="text">
      <style:text-properties officeooo:rsid="00204d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wagger is the tool for API development that enables us to design, develop, <text:s/>test and deploy <text:span text:style-name="T1">RESTful APIs</text:span>. <text:span text:style-name="T3">It referes to varrious API tools built around the OPENAPI spec.</text:span></text:p>
      <text:p text:style-name="P1"/>
      <text:p text:style-name="P4">Design with Swagger editor</text:p>
      <text:p text:style-name="P2"/>
      <text:p text:style-name="P2">Enables us to start with API specification. With this we can create new APIs and edit existing ones</text:p>
      <text:p text:style-name="P3">Visually renders code specification and gives realtime feedback.</text:p>
      <text:p text:style-name="P3"/>
      <text:p text:style-name="P3"/>
      <text:p text:style-name="P5">Development with Swagger codegen</text:p>
      <text:p text:style-name="P5"/>
      <text:p text:style-name="P7">With this our api specifications build with Swagger editor can be converted to our programming language. This creates both server stubs and client stubs.</text:p>
      <text:p text:style-name="P7"/>
      <text:p text:style-name="P7"/>
      <text:p text:style-name="P6">Document with Swagger UI</text:p>
      <text:p text:style-name="P6"/>
      <text:p text:style-name="P8">This UI automatically generates from <text:s/>specification we created. This allows a person to visualize the working without any implementaion logic.<text:span text:style-name="T2"> </text:span></text:p>
      <text:p text:style-name="P7"/>
      <text:p text:style-name="P7"/>
      <text:p text:style-name="P12"/>
      <text:p text:style-name="P11">https://app.swaggerhub.com/apis/sonialiju/testApi/1.0.0#/</text:p>
      <text:p text:style-name="P10">video:</text:p>
      <text:p text:style-name="P10">https://swaggerhub.com/?_ga=2.220160025.1682572004.1512632396-692342251.1512632396</text:p>
      <text:p text:style-name="P9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3:13:17.920231909</meta:creation-date>
    <meta:generator>LibreOffice/5.1.6.2$Linux_X86_64 LibreOffice_project/10m0$Build-2</meta:generator>
    <dc:date>2017-12-14T16:37:14.101125240</dc:date>
    <meta:editing-duration>PT5H25M56S</meta:editing-duration>
    <meta:editing-cycles>7</meta:editing-cycles>
    <meta:document-statistic meta:table-count="0" meta:image-count="0" meta:object-count="0" meta:page-count="2" meta:paragraph-count="11" meta:word-count="114" meta:character-count="856" meta:non-whitespace-character-count="750"/>
  </office:meta>
</office:document-meta>
</file>